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72in"/>
    </style:style>
    <style:style style:name="co2" style:family="table-column">
      <style:table-column-properties fo:break-before="auto" style:column-width="0.6189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12" table:default-cell-style-name="Default"/>
        <table:table-column table:style-name="co2" table:number-columns-repeated="37" table:default-cell-style-name="Default"/>
        <table:table-row table:style-name="ro1">
          <table:table-cell office:value-type="float" office:value="1.65834">
            <text:p>1.65834</text:p>
          </table:table-cell>
          <table:table-cell office:value-type="float" office:value="1.80978">
            <text:p>1.80978</text:p>
          </table:table-cell>
          <table:table-cell office:value-type="float" office:value="1.92199">
            <text:p>1.92199</text:p>
          </table:table-cell>
          <table:table-cell office:value-type="float" office:value="2.04741">
            <text:p>2.04741</text:p>
          </table:table-cell>
          <table:table-cell office:value-type="float" office:value="0.188663">
            <text:p>0.188663</text:p>
          </table:table-cell>
          <table:table-cell office:value-type="float" office:value="0.346849">
            <text:p>0.346849</text:p>
          </table:table-cell>
          <table:table-cell office:value-type="float" office:value="0.537197">
            <text:p>0.537197</text:p>
          </table:table-cell>
          <table:table-cell office:value-type="float" office:value="0.737678">
            <text:p>0.737678</text:p>
          </table:table-cell>
          <table:table-cell office:value-type="float" office:value="0.956295">
            <text:p>0.956295</text:p>
          </table:table-cell>
          <table:table-cell office:value-type="float" office:value="1.1888">
            <text:p>1.1888</text:p>
          </table:table-cell>
          <table:table-cell office:value-type="float" office:value="1.43858">
            <text:p>1.43858</text:p>
          </table:table-cell>
          <table:table-cell office:value-type="float" office:value="1.70505">
            <text:p>1.70505</text:p>
          </table:table-cell>
          <table:table-cell office:value-type="float" office:value="2.96868">
            <text:p>2.96868</text:p>
          </table:table-cell>
          <table:table-cell office:value-type="float" office:value="1.30924">
            <text:p>1.30924</text:p>
          </table:table-cell>
          <table:table-cell office:value-type="float" office:value="1.82957">
            <text:p>1.82957</text:p>
          </table:table-cell>
          <table:table-cell office:value-type="float" office:value="2.53209">
            <text:p>2.53209</text:p>
          </table:table-cell>
          <table:table-cell office:value-type="float" office:value="3.4038">
            <text:p>3.4038</text:p>
          </table:table-cell>
          <table:table-cell office:value-type="float" office:value="2.43533">
            <text:p>2.43533</text:p>
          </table:table-cell>
          <table:table-cell office:value-type="float" office:value="3.64029">
            <text:p>3.64029</text:p>
          </table:table-cell>
          <table:table-cell office:value-type="float" office:value="3.07096">
            <text:p>3.07096</text:p>
          </table:table-cell>
          <table:table-cell office:value-type="float" office:value="2.66649">
            <text:p>2.66649</text:p>
          </table:table-cell>
          <table:table-cell office:value-type="float" office:value="2.38379">
            <text:p>2.38379</text:p>
          </table:table-cell>
          <table:table-cell office:value-type="float" office:value="2.3207">
            <text:p>2.3207</text:p>
          </table:table-cell>
          <table:table-cell office:value-type="float" office:value="2.44704">
            <text:p>2.44704</text:p>
          </table:table-cell>
          <table:table-cell office:value-type="float" office:value="2.70993">
            <text:p>2.70993</text:p>
          </table:table-cell>
          <table:table-cell office:value-type="float" office:value="3.15644">
            <text:p>3.15644</text:p>
          </table:table-cell>
          <table:table-cell office:value-type="float" office:value="3.75854">
            <text:p>3.75854</text:p>
          </table:table-cell>
          <table:table-cell office:value-type="float" office:value="2.55485">
            <text:p>2.55485</text:p>
          </table:table-cell>
          <table:table-cell office:value-type="float" office:value="3.54116">
            <text:p>3.54116</text:p>
          </table:table-cell>
          <table:table-cell office:value-type="float" office:value="2.69003">
            <text:p>2.69003</text:p>
          </table:table-cell>
          <table:table-cell office:value-type="float" office:value="4.04165">
            <text:p>4.04165</text:p>
          </table:table-cell>
          <table:table-cell office:value-type="float" office:value="3.64353">
            <text:p>3.64353</text:p>
          </table:table-cell>
          <table:table-cell office:value-type="float" office:value="3.43311">
            <text:p>3.43311</text:p>
          </table:table-cell>
          <table:table-cell office:value-type="float" office:value="3.25958">
            <text:p>3.25958</text:p>
          </table:table-cell>
          <table:table-cell office:value-type="float" office:value="3.2818">
            <text:p>3.2818</text:p>
          </table:table-cell>
          <table:table-cell office:value-type="float" office:value="3.45548">
            <text:p>3.45548</text:p>
          </table:table-cell>
          <table:table-cell office:value-type="float" office:value="3.79263">
            <text:p>3.79263</text:p>
          </table:table-cell>
          <table:table-cell office:value-type="float" office:value="4.3016">
            <text:p>4.3016</text:p>
          </table:table-cell>
          <table:table-cell office:value-type="float" office:value="4.95686">
            <text:p>4.95686</text:p>
          </table:table-cell>
          <table:table-cell office:value-type="float" office:value="3.74562">
            <text:p>3.74562</text:p>
          </table:table-cell>
          <table:table-cell office:value-type="float" office:value="4.70918">
            <text:p>4.70918</text:p>
          </table:table-cell>
          <table:table-cell office:value-type="float" office:value="3.84022">
            <text:p>3.84022</text:p>
          </table:table-cell>
          <table:table-cell office:value-type="float" office:value="5.07002">
            <text:p>5.07002</text:p>
          </table:table-cell>
          <table:table-cell office:value-type="float" office:value="4.47175">
            <text:p>4.47175</text:p>
          </table:table-cell>
          <table:table-cell office:value-type="float" office:value="4.04924">
            <text:p>4.04924</text:p>
          </table:table-cell>
          <table:table-cell office:value-type="float" office:value="5.82844">
            <text:p>5.82844</text:p>
          </table:table-cell>
          <table:table-cell office:value-type="float" office:value="5.80884">
            <text:p>5.80884</text:p>
          </table:table-cell>
          <table:table-cell office:value-type="float" office:value="5.95183">
            <text:p>5.95183</text:p>
          </table:table-cell>
          <table:table-cell office:value-type="float" office:value="4.27831">
            <text:p>4.27831</text:p>
          </table:table-cell>
        </table:table-row>
        <table:table-row table:style-name="ro1">
          <table:table-cell office:value-type="float" office:value="0.526726">
            <text:p>0.526726</text:p>
          </table:table-cell>
          <table:table-cell office:value-type="float" office:value="0.62578">
            <text:p>0.62578</text:p>
          </table:table-cell>
          <table:table-cell office:value-type="float" office:value="0.723881">
            <text:p>0.723881</text:p>
          </table:table-cell>
          <table:table-cell office:value-type="float" office:value="0.824505">
            <text:p>0.824505</text:p>
          </table:table-cell>
          <table:table-cell office:value-type="float" office:value="0.948451">
            <text:p>0.948451</text:p>
          </table:table-cell>
          <table:table-cell office:value-type="float" office:value="1.09654">
            <text:p>1.09654</text:p>
          </table:table-cell>
          <table:table-cell office:value-type="float" office:value="1.26695">
            <text:p>1.26695</text:p>
          </table:table-cell>
          <table:table-cell office:value-type="float" office:value="1.46916">
            <text:p>1.46916</text:p>
          </table:table-cell>
          <table:table-cell office:value-type="float" office:value="1.67896">
            <text:p>1.67896</text:p>
          </table:table-cell>
          <table:table-cell office:value-type="float" office:value="1.9045">
            <text:p>1.9045</text:p>
          </table:table-cell>
          <table:table-cell office:value-type="float" office:value="0.154997">
            <text:p>0.154997</text:p>
          </table:table-cell>
          <table:table-cell office:value-type="float" office:value="0.440693">
            <text:p>0.440693</text:p>
          </table:table-cell>
          <table:table-cell office:value-type="float" office:value="1.71895">
            <text:p>1.71895</text:p>
          </table:table-cell>
          <table:table-cell office:value-type="float" office:value="2.07063">
            <text:p>2.07063</text:p>
          </table:table-cell>
          <table:table-cell office:value-type="float" office:value="2.59302">
            <text:p>2.59302</text:p>
          </table:table-cell>
          <table:table-cell office:value-type="float" office:value="3.29354">
            <text:p>3.29354</text:p>
          </table:table-cell>
          <table:table-cell office:value-type="float" office:value="2.19004">
            <text:p>2.19004</text:p>
          </table:table-cell>
          <table:table-cell office:value-type="float" office:value="3.27008">
            <text:p>3.27008</text:p>
          </table:table-cell>
          <table:table-cell office:value-type="float" office:value="2.50657">
            <text:p>2.50657</text:p>
          </table:table-cell>
          <table:table-cell office:value-type="float" office:value="1.9089">
            <text:p>1.9089</text:p>
          </table:table-cell>
          <table:table-cell office:value-type="float" office:value="3.51948">
            <text:p>3.51948</text:p>
          </table:table-cell>
          <table:table-cell office:value-type="float" office:value="3.28801">
            <text:p>3.28801</text:p>
          </table:table-cell>
          <table:table-cell office:value-type="float" office:value="3.19458">
            <text:p>3.19458</text:p>
          </table:table-cell>
          <table:table-cell office:value-type="float" office:value="3.26624">
            <text:p>3.26624</text:p>
          </table:table-cell>
          <table:table-cell office:value-type="float" office:value="3.54611">
            <text:p>3.54611</text:p>
          </table:table-cell>
          <table:table-cell office:value-type="float" office:value="3.99713">
            <text:p>3.99713</text:p>
          </table:table-cell>
          <table:table-cell office:value-type="float" office:value="2.56045">
            <text:p>2.56045</text:p>
          </table:table-cell>
          <table:table-cell office:value-type="float" office:value="3.28089">
            <text:p>3.28089</text:p>
          </table:table-cell>
          <table:table-cell office:value-type="float" office:value="4.1713">
            <text:p>4.1713</text:p>
          </table:table-cell>
          <table:table-cell office:value-type="float" office:value="3.2349">
            <text:p>3.2349</text:p>
          </table:table-cell>
          <table:table-cell office:value-type="float" office:value="4.45269">
            <text:p>4.45269</text:p>
          </table:table-cell>
          <table:table-cell office:value-type="float" office:value="3.82435">
            <text:p>3.82435</text:p>
          </table:table-cell>
          <table:table-cell office:value-type="float" office:value="3.3778">
            <text:p>3.3778</text:p>
          </table:table-cell>
          <table:table-cell office:value-type="float" office:value="3.11345">
            <text:p>3.11345</text:p>
          </table:table-cell>
          <table:table-cell office:value-type="float" office:value="3.00088">
            <text:p>3.00088</text:p>
          </table:table-cell>
          <table:table-cell office:value-type="float" office:value="5.09142">
            <text:p>5.09142</text:p>
          </table:table-cell>
          <table:table-cell office:value-type="float" office:value="3.3734">
            <text:p>3.3734</text:p>
          </table:table-cell>
          <table:table-cell office:value-type="float" office:value="3.82433">
            <text:p>3.82433</text:p>
          </table:table-cell>
          <table:table-cell office:value-type="float" office:value="4.45972">
            <text:p>4.45972</text:p>
          </table:table-cell>
          <table:table-cell office:value-type="float" office:value="5.26915">
            <text:p>5.26915</text:p>
          </table:table-cell>
          <table:table-cell office:value-type="float" office:value="4.28277">
            <text:p>4.28277</text:p>
          </table:table-cell>
          <table:table-cell office:value-type="float" office:value="5.46041">
            <text:p>5.46041</text:p>
          </table:table-cell>
          <table:table-cell office:value-type="float" office:value="4.80114">
            <text:p>4.80114</text:p>
          </table:table-cell>
          <table:table-cell office:value-type="float" office:value="4.33556">
            <text:p>4.33556</text:p>
          </table:table-cell>
          <table:table-cell office:value-type="float" office:value="4.06284">
            <text:p>4.06284</text:p>
          </table:table-cell>
          <table:table-cell office:value-type="float" office:value="5.95699">
            <text:p>5.95699</text:p>
          </table:table-cell>
          <table:table-cell office:value-type="float" office:value="5.99082">
            <text:p>5.99082</text:p>
          </table:table-cell>
          <table:table-cell office:value-type="float" office:value="4.16755">
            <text:p>4.16755</text:p>
          </table:table-cell>
          <table:table-cell office:value-type="float" office:value="4.5176">
            <text:p>4.5176</text:p>
          </table:table-cell>
        </table:table-row>
        <table:table-row table:style-name="ro1">
          <table:table-cell office:value-type="float" office:value="0.786039">
            <text:p>0.786039</text:p>
          </table:table-cell>
          <table:table-cell office:value-type="float" office:value="0.86951">
            <text:p>0.86951</text:p>
          </table:table-cell>
          <table:table-cell office:value-type="float" office:value="0.963723">
            <text:p>0.963723</text:p>
          </table:table-cell>
          <table:table-cell office:value-type="float" office:value="1.06624">
            <text:p>1.06624</text:p>
          </table:table-cell>
          <table:table-cell office:value-type="float" office:value="1.18776">
            <text:p>1.18776</text:p>
          </table:table-cell>
          <table:table-cell office:value-type="float" office:value="1.33023">
            <text:p>1.33023</text:p>
          </table:table-cell>
          <table:table-cell office:value-type="float" office:value="1.5053">
            <text:p>1.5053</text:p>
          </table:table-cell>
          <table:table-cell office:value-type="float" office:value="1.72026">
            <text:p>1.72026</text:p>
          </table:table-cell>
          <table:table-cell office:value-type="float" office:value="1.95083">
            <text:p>1.95083</text:p>
          </table:table-cell>
          <table:table-cell office:value-type="float" office:value="0.192092">
            <text:p>0.192092</text:p>
          </table:table-cell>
          <table:table-cell office:value-type="float" office:value="0.450765">
            <text:p>0.450765</text:p>
          </table:table-cell>
          <table:table-cell office:value-type="float" office:value="0.732672">
            <text:p>0.732672</text:p>
          </table:table-cell>
          <table:table-cell office:value-type="float" office:value="2.01058">
            <text:p>2.01058</text:p>
          </table:table-cell>
          <table:table-cell office:value-type="float" office:value="2.36229">
            <text:p>2.36229</text:p>
          </table:table-cell>
          <table:table-cell office:value-type="float" office:value="2.88332">
            <text:p>2.88332</text:p>
          </table:table-cell>
          <table:table-cell office:value-type="float" office:value="1.56516">
            <text:p>1.56516</text:p>
          </table:table-cell>
          <table:table-cell office:value-type="float" office:value="2.41776">
            <text:p>2.41776</text:p>
          </table:table-cell>
          <table:table-cell office:value-type="float" office:value="3.43288">
            <text:p>3.43288</text:p>
          </table:table-cell>
          <table:table-cell office:value-type="float" office:value="2.61954">
            <text:p>2.61954</text:p>
          </table:table-cell>
          <table:table-cell office:value-type="float" office:value="2.00332">
            <text:p>2.00332</text:p>
          </table:table-cell>
          <table:table-cell office:value-type="float" office:value="3.62516">
            <text:p>3.62516</text:p>
          </table:table-cell>
          <table:table-cell office:value-type="float" office:value="3.41248">
            <text:p>3.41248</text:p>
          </table:table-cell>
          <table:table-cell office:value-type="float" office:value="3.32158">
            <text:p>3.32158</text:p>
          </table:table-cell>
          <table:table-cell office:value-type="float" office:value="3.42497">
            <text:p>3.42497</text:p>
          </table:table-cell>
          <table:table-cell office:value-type="float" office:value="3.70819">
            <text:p>3.70819</text:p>
          </table:table-cell>
          <table:table-cell office:value-type="float" office:value="4.15607">
            <text:p>4.15607</text:p>
          </table:table-cell>
          <table:table-cell office:value-type="float" office:value="2.79545">
            <text:p>2.79545</text:p>
          </table:table-cell>
          <table:table-cell office:value-type="float" office:value="3.61928">
            <text:p>3.61928</text:p>
          </table:table-cell>
          <table:table-cell office:value-type="float" office:value="2.60576">
            <text:p>2.60576</text:p>
          </table:table-cell>
          <table:table-cell office:value-type="float" office:value="3.74166">
            <text:p>3.74166</text:p>
          </table:table-cell>
          <table:table-cell office:value-type="float" office:value="3.05243">
            <text:p>3.05243</text:p>
          </table:table-cell>
          <table:table-cell office:value-type="float" office:value="4.54732">
            <text:p>4.54732</text:p>
          </table:table-cell>
          <table:table-cell office:value-type="float" office:value="4.17894">
            <text:p>4.17894</text:p>
          </table:table-cell>
          <table:table-cell office:value-type="float" office:value="3.93608">
            <text:p>3.93608</text:p>
          </table:table-cell>
          <table:table-cell office:value-type="float" office:value="3.85461">
            <text:p>3.85461</text:p>
          </table:table-cell>
          <table:table-cell office:value-type="float" office:value="3.94573">
            <text:p>3.94573</text:p>
          </table:table-cell>
          <table:table-cell office:value-type="float" office:value="4.19618">
            <text:p>4.19618</text:p>
          </table:table-cell>
          <table:table-cell office:value-type="float" office:value="4.58979">
            <text:p>4.58979</text:p>
          </table:table-cell>
          <table:table-cell office:value-type="float" office:value="5.14925">
            <text:p>5.14925</text:p>
          </table:table-cell>
          <table:table-cell office:value-type="float" office:value="3.8773">
            <text:p>3.8773</text:p>
          </table:table-cell>
          <table:table-cell office:value-type="float" office:value="4.78091">
            <text:p>4.78091</text:p>
          </table:table-cell>
          <table:table-cell office:value-type="float" office:value="3.90986">
            <text:p>3.90986</text:p>
          </table:table-cell>
          <table:table-cell office:value-type="float" office:value="5.21948">
            <text:p>5.21948</text:p>
          </table:table-cell>
          <table:table-cell office:value-type="float" office:value="4.68909">
            <text:p>4.68909</text:p>
          </table:table-cell>
          <table:table-cell office:value-type="float" office:value="4.35253">
            <text:p>4.35253</text:p>
          </table:table-cell>
          <table:table-cell office:value-type="float" office:value="4.17571">
            <text:p>4.17571</text:p>
          </table:table-cell>
          <table:table-cell office:value-type="float" office:value="4.20948">
            <text:p>4.20948</text:p>
          </table:table-cell>
          <table:table-cell office:value-type="float" office:value="4.45518">
            <text:p>4.45518</text:p>
          </table:table-cell>
          <table:table-cell office:value-type="float" office:value="4.85487">
            <text:p>4.85487</text:p>
          </table:table-cell>
        </table:table-row>
        <table:table-row table:style-name="ro1">
          <table:table-cell office:value-type="float" office:value="1.13301">
            <text:p>1.13301</text:p>
          </table:table-cell>
          <table:table-cell office:value-type="float" office:value="1.23723">
            <text:p>1.23723</text:p>
          </table:table-cell>
          <table:table-cell office:value-type="float" office:value="1.3346">
            <text:p>1.3346</text:p>
          </table:table-cell>
          <table:table-cell office:value-type="float" office:value="1.43789">
            <text:p>1.43789</text:p>
          </table:table-cell>
          <table:table-cell office:value-type="float" office:value="1.55958">
            <text:p>1.55958</text:p>
          </table:table-cell>
          <table:table-cell office:value-type="float" office:value="1.70454">
            <text:p>1.70454</text:p>
          </table:table-cell>
          <table:table-cell office:value-type="float" office:value="1.87207">
            <text:p>1.87207</text:p>
          </table:table-cell>
          <table:table-cell office:value-type="float" office:value="2.05744">
            <text:p>2.05744</text:p>
          </table:table-cell>
          <table:table-cell office:value-type="float" office:value="0.261094">
            <text:p>0.261094</text:p>
          </table:table-cell>
          <table:table-cell office:value-type="float" office:value="0.495791">
            <text:p>0.495791</text:p>
          </table:table-cell>
          <table:table-cell office:value-type="float" office:value="0.749923">
            <text:p>0.749923</text:p>
          </table:table-cell>
          <table:table-cell office:value-type="float" office:value="1.01467">
            <text:p>1.01467</text:p>
          </table:table-cell>
          <table:table-cell office:value-type="float" office:value="2.29632">
            <text:p>2.29632</text:p>
          </table:table-cell>
          <table:table-cell office:value-type="float" office:value="2.65821">
            <text:p>2.65821</text:p>
          </table:table-cell>
          <table:table-cell office:value-type="float" office:value="3.19263">
            <text:p>3.19263</text:p>
          </table:table-cell>
          <table:table-cell office:value-type="float" office:value="1.8939">
            <text:p>1.8939</text:p>
          </table:table-cell>
          <table:table-cell office:value-type="float" office:value="2.75852">
            <text:p>2.75852</text:p>
          </table:table-cell>
          <table:table-cell office:value-type="float" office:value="1.83574">
            <text:p>1.83574</text:p>
          </table:table-cell>
          <table:table-cell office:value-type="float" office:value="3.11374">
            <text:p>3.11374</text:p>
          </table:table-cell>
          <table:table-cell office:value-type="float" office:value="2.52488">
            <text:p>2.52488</text:p>
          </table:table-cell>
          <table:table-cell office:value-type="float" office:value="2.06513">
            <text:p>2.06513</text:p>
          </table:table-cell>
          <table:table-cell office:value-type="float" office:value="3.77536">
            <text:p>3.77536</text:p>
          </table:table-cell>
          <table:table-cell office:value-type="float" office:value="3.6588">
            <text:p>3.6588</text:p>
          </table:table-cell>
          <table:table-cell office:value-type="float" office:value="3.7044">
            <text:p>3.7044</text:p>
          </table:table-cell>
          <table:table-cell office:value-type="float" office:value="3.90598">
            <text:p>3.90598</text:p>
          </table:table-cell>
          <table:table-cell office:value-type="float" office:value="2.26881">
            <text:p>2.26881</text:p>
          </table:table-cell>
          <table:table-cell office:value-type="float" office:value="2.8046">
            <text:p>2.8046</text:p>
          </table:table-cell>
          <table:table-cell office:value-type="float" office:value="3.54238">
            <text:p>3.54238</text:p>
          </table:table-cell>
          <table:table-cell office:value-type="float" office:value="4.46296">
            <text:p>4.46296</text:p>
          </table:table-cell>
          <table:table-cell office:value-type="float" office:value="3.59324">
            <text:p>3.59324</text:p>
          </table:table-cell>
          <table:table-cell office:value-type="float" office:value="2.94335">
            <text:p>2.94335</text:p>
          </table:table-cell>
          <table:table-cell office:value-type="float" office:value="4.43375">
            <text:p>4.43375</text:p>
          </table:table-cell>
          <table:table-cell office:value-type="float" office:value="4.07851">
            <text:p>4.07851</text:p>
          </table:table-cell>
          <table:table-cell office:value-type="float" office:value="3.91384">
            <text:p>3.91384</text:p>
          </table:table-cell>
          <table:table-cell office:value-type="float" office:value="3.93518">
            <text:p>3.93518</text:p>
          </table:table-cell>
          <table:table-cell office:value-type="float" office:value="4.08427">
            <text:p>4.08427</text:p>
          </table:table-cell>
          <table:table-cell office:value-type="float" office:value="4.39068">
            <text:p>4.39068</text:p>
          </table:table-cell>
          <table:table-cell office:value-type="float" office:value="4.96325">
            <text:p>4.96325</text:p>
          </table:table-cell>
          <table:table-cell office:value-type="float" office:value="3.76859">
            <text:p>3.76859</text:p>
          </table:table-cell>
          <table:table-cell office:value-type="float" office:value="4.6988">
            <text:p>4.6988</text:p>
          </table:table-cell>
          <table:table-cell office:value-type="float" office:value="3.73678">
            <text:p>3.73678</text:p>
          </table:table-cell>
          <table:table-cell office:value-type="float" office:value="4.95546">
            <text:p>4.95546</text:p>
          </table:table-cell>
          <table:table-cell office:value-type="float" office:value="4.37072">
            <text:p>4.37072</text:p>
          </table:table-cell>
          <table:table-cell office:value-type="float" office:value="3.92838">
            <text:p>3.92838</text:p>
          </table:table-cell>
          <table:table-cell office:value-type="float" office:value="5.56892">
            <text:p>5.56892</text:p>
          </table:table-cell>
          <table:table-cell office:value-type="float" office:value="5.33316">
            <text:p>5.33316</text:p>
          </table:table-cell>
          <table:table-cell office:value-type="float" office:value="5.24841">
            <text:p>5.24841</text:p>
          </table:table-cell>
          <table:table-cell office:value-type="float" office:value="5.40208">
            <text:p>5.40208</text:p>
          </table:table-cell>
          <table:table-cell office:value-type="float" office:value="5.78915">
            <text:p>5.78915</text:p>
          </table:table-cell>
        </table:table-row>
        <table:table-row table:style-name="ro1">
          <table:table-cell office:value-type="float" office:value="0.049863">
            <text:p>0.049863</text:p>
          </table:table-cell>
          <table:table-cell office:value-type="float" office:value="0.180088">
            <text:p>0.180088</text:p>
          </table:table-cell>
          <table:table-cell office:value-type="float" office:value="0.27886">
            <text:p>0.27886</text:p>
          </table:table-cell>
          <table:table-cell office:value-type="float" office:value="0.401198">
            <text:p>0.401198</text:p>
          </table:table-cell>
          <table:table-cell office:value-type="float" office:value="0.543879">
            <text:p>0.543879</text:p>
          </table:table-cell>
          <table:table-cell office:value-type="float" office:value="0.703912">
            <text:p>0.703912</text:p>
          </table:table-cell>
          <table:table-cell office:value-type="float" office:value="0.883819">
            <text:p>0.883819</text:p>
          </table:table-cell>
          <table:table-cell office:value-type="float" office:value="1.07085">
            <text:p>1.07085</text:p>
          </table:table-cell>
          <table:table-cell office:value-type="float" office:value="1.28323">
            <text:p>1.28323</text:p>
          </table:table-cell>
          <table:table-cell office:value-type="float" office:value="1.5258">
            <text:p>1.5258</text:p>
          </table:table-cell>
          <table:table-cell office:value-type="float" office:value="1.78197">
            <text:p>1.78197</text:p>
          </table:table-cell>
          <table:table-cell office:value-type="float" office:value="2.06231">
            <text:p>2.06231</text:p>
          </table:table-cell>
          <table:table-cell office:value-type="float" office:value="1.34747">
            <text:p>1.34747</text:p>
          </table:table-cell>
          <table:table-cell office:value-type="float" office:value="1.69893">
            <text:p>1.69893</text:p>
          </table:table-cell>
          <table:table-cell office:value-type="float" office:value="2.24073">
            <text:p>2.24073</text:p>
          </table:table-cell>
          <table:table-cell office:value-type="float" office:value="2.96453">
            <text:p>2.96453</text:p>
          </table:table-cell>
          <table:table-cell office:value-type="float" office:value="1.86492">
            <text:p>1.86492</text:p>
          </table:table-cell>
          <table:table-cell office:value-type="float" office:value="2.93979">
            <text:p>2.93979</text:p>
          </table:table-cell>
          <table:table-cell office:value-type="float" office:value="2.20894">
            <text:p>2.20894</text:p>
          </table:table-cell>
          <table:table-cell office:value-type="float" office:value="3.62977">
            <text:p>3.62977</text:p>
          </table:table-cell>
          <table:table-cell office:value-type="float" office:value="3.17604">
            <text:p>3.17604</text:p>
          </table:table-cell>
          <table:table-cell office:value-type="float" office:value="2.90665">
            <text:p>2.90665</text:p>
          </table:table-cell>
          <table:table-cell office:value-type="float" office:value="2.81333">
            <text:p>2.81333</text:p>
          </table:table-cell>
          <table:table-cell office:value-type="float" office:value="2.91657">
            <text:p>2.91657</text:p>
          </table:table-cell>
          <table:table-cell office:value-type="float" office:value="3.19301">
            <text:p>3.19301</text:p>
          </table:table-cell>
          <table:table-cell office:value-type="float" office:value="3.62632">
            <text:p>3.62632</text:p>
          </table:table-cell>
          <table:table-cell office:value-type="float" office:value="4.26112">
            <text:p>4.26112</text:p>
          </table:table-cell>
          <table:table-cell office:value-type="float" office:value="3.0511">
            <text:p>3.0511</text:p>
          </table:table-cell>
          <table:table-cell office:value-type="float" office:value="4.05282">
            <text:p>4.05282</text:p>
          </table:table-cell>
          <table:table-cell office:value-type="float" office:value="3.39817">
            <text:p>3.39817</text:p>
          </table:table-cell>
          <table:table-cell office:value-type="float" office:value="2.9272">
            <text:p>2.9272</text:p>
          </table:table-cell>
          <table:table-cell office:value-type="float" office:value="4.52104">
            <text:p>4.52104</text:p>
          </table:table-cell>
          <table:table-cell office:value-type="float" office:value="4.33191">
            <text:p>4.33191</text:p>
          </table:table-cell>
          <table:table-cell office:value-type="float" office:value="4.46182">
            <text:p>4.46182</text:p>
          </table:table-cell>
          <table:table-cell office:value-type="float" office:value="4.69038">
            <text:p>4.69038</text:p>
          </table:table-cell>
          <table:table-cell office:value-type="float" office:value="5.0312">
            <text:p>5.0312</text:p>
          </table:table-cell>
          <table:table-cell office:value-type="float" office:value="3.53572">
            <text:p>3.53572</text:p>
          </table:table-cell>
          <table:table-cell office:value-type="float" office:value="4.16295">
            <text:p>4.16295</text:p>
          </table:table-cell>
          <table:table-cell office:value-type="float" office:value="4.8965">
            <text:p>4.8965</text:p>
          </table:table-cell>
          <table:table-cell office:value-type="float" office:value="3.75944">
            <text:p>3.75944</text:p>
          </table:table-cell>
          <table:table-cell office:value-type="float" office:value="4.83675">
            <text:p>4.83675</text:p>
          </table:table-cell>
          <table:table-cell office:value-type="float" office:value="4.18419">
            <text:p>4.18419</text:p>
          </table:table-cell>
          <table:table-cell office:value-type="float" office:value="5.76524">
            <text:p>5.76524</text:p>
          </table:table-cell>
          <table:table-cell office:value-type="float" office:value="5.41094">
            <text:p>5.41094</text:p>
          </table:table-cell>
          <table:table-cell office:value-type="float" office:value="5.28861">
            <text:p>5.28861</text:p>
          </table:table-cell>
          <table:table-cell office:value-type="float" office:value="5.43002">
            <text:p>5.43002</text:p>
          </table:table-cell>
          <table:table-cell office:value-type="float" office:value="5.7049">
            <text:p>5.7049</text:p>
          </table:table-cell>
          <table:table-cell office:value-type="float" office:value="6.03621">
            <text:p>6.03621</text:p>
          </table:table-cell>
          <table:table-cell office:value-type="float" office:value="4.44014">
            <text:p>4.44014</text:p>
          </table:table-cell>
        </table:table-row>
        <table:table-row table:style-name="ro1">
          <table:table-cell table:number-columns-repeated="49"/>
        </table:table-row>
        <table:table-row table:style-name="ro1">
          <table:table-cell office:value-type="float" office:value="20">
            <text:p>20</text:p>
          </table:table-cell>
          <table:table-cell table:formula="of:=[.A7]+20" office:value-type="float" office:value="40">
            <text:p>40</text:p>
          </table:table-cell>
          <table:table-cell table:formula="of:=[.B7]+20" office:value-type="float" office:value="60">
            <text:p>60</text:p>
          </table:table-cell>
          <table:table-cell table:formula="of:=[.C7]+20" office:value-type="float" office:value="80">
            <text:p>80</text:p>
          </table:table-cell>
          <table:table-cell table:formula="of:=[.D7]+20" office:value-type="float" office:value="100">
            <text:p>100</text:p>
          </table:table-cell>
          <table:table-cell table:formula="of:=[.E7]+20" office:value-type="float" office:value="120">
            <text:p>120</text:p>
          </table:table-cell>
          <table:table-cell table:formula="of:=[.F7]+20" office:value-type="float" office:value="140">
            <text:p>140</text:p>
          </table:table-cell>
          <table:table-cell table:formula="of:=[.G7]+20" office:value-type="float" office:value="160">
            <text:p>160</text:p>
          </table:table-cell>
          <table:table-cell table:formula="of:=[.H7]+20" office:value-type="float" office:value="180">
            <text:p>180</text:p>
          </table:table-cell>
          <table:table-cell table:formula="of:=[.I7]+20" office:value-type="float" office:value="200">
            <text:p>200</text:p>
          </table:table-cell>
          <table:table-cell table:formula="of:=[.J7]+20" office:value-type="float" office:value="220">
            <text:p>220</text:p>
          </table:table-cell>
          <table:table-cell table:formula="of:=[.K7]+20" office:value-type="float" office:value="240">
            <text:p>240</text:p>
          </table:table-cell>
          <table:table-cell table:formula="of:=[.L7]+20" office:value-type="float" office:value="260">
            <text:p>260</text:p>
          </table:table-cell>
          <table:table-cell table:formula="of:=[.M7]+20" office:value-type="float" office:value="280">
            <text:p>280</text:p>
          </table:table-cell>
          <table:table-cell table:formula="of:=[.N7]+20" office:value-type="float" office:value="300">
            <text:p>300</text:p>
          </table:table-cell>
          <table:table-cell table:formula="of:=[.O7]+20" office:value-type="float" office:value="320">
            <text:p>320</text:p>
          </table:table-cell>
          <table:table-cell table:formula="of:=[.P7]+20" office:value-type="float" office:value="340">
            <text:p>340</text:p>
          </table:table-cell>
          <table:table-cell table:formula="of:=[.Q7]+20" office:value-type="float" office:value="360">
            <text:p>360</text:p>
          </table:table-cell>
          <table:table-cell table:formula="of:=[.R7]+20" office:value-type="float" office:value="380">
            <text:p>380</text:p>
          </table:table-cell>
          <table:table-cell table:formula="of:=[.S7]+20" office:value-type="float" office:value="400">
            <text:p>400</text:p>
          </table:table-cell>
          <table:table-cell table:formula="of:=[.T7]+20" office:value-type="float" office:value="420">
            <text:p>420</text:p>
          </table:table-cell>
          <table:table-cell table:formula="of:=[.U7]+20" office:value-type="float" office:value="440">
            <text:p>440</text:p>
          </table:table-cell>
          <table:table-cell table:formula="of:=[.V7]+20" office:value-type="float" office:value="460">
            <text:p>460</text:p>
          </table:table-cell>
          <table:table-cell table:formula="of:=[.W7]+20" office:value-type="float" office:value="480">
            <text:p>480</text:p>
          </table:table-cell>
          <table:table-cell table:formula="of:=[.X7]+20" office:value-type="float" office:value="500">
            <text:p>500</text:p>
          </table:table-cell>
          <table:table-cell table:formula="of:=[.Y7]+20" office:value-type="float" office:value="520">
            <text:p>520</text:p>
          </table:table-cell>
          <table:table-cell table:formula="of:=[.Z7]+20" office:value-type="float" office:value="540">
            <text:p>540</text:p>
          </table:table-cell>
          <table:table-cell table:formula="of:=[.AA7]+20" office:value-type="float" office:value="560">
            <text:p>560</text:p>
          </table:table-cell>
          <table:table-cell table:formula="of:=[.AB7]+20" office:value-type="float" office:value="580">
            <text:p>580</text:p>
          </table:table-cell>
          <table:table-cell table:formula="of:=[.AC7]+20" office:value-type="float" office:value="600">
            <text:p>600</text:p>
          </table:table-cell>
          <table:table-cell table:formula="of:=[.AD7]+20" office:value-type="float" office:value="620">
            <text:p>620</text:p>
          </table:table-cell>
          <table:table-cell table:formula="of:=[.AE7]+20" office:value-type="float" office:value="640">
            <text:p>640</text:p>
          </table:table-cell>
          <table:table-cell table:formula="of:=[.AF7]+20" office:value-type="float" office:value="660">
            <text:p>660</text:p>
          </table:table-cell>
          <table:table-cell table:formula="of:=[.AG7]+20" office:value-type="float" office:value="680">
            <text:p>680</text:p>
          </table:table-cell>
          <table:table-cell table:formula="of:=[.AH7]+20" office:value-type="float" office:value="700">
            <text:p>700</text:p>
          </table:table-cell>
          <table:table-cell table:formula="of:=[.AI7]+20" office:value-type="float" office:value="720">
            <text:p>720</text:p>
          </table:table-cell>
          <table:table-cell table:formula="of:=[.AJ7]+20" office:value-type="float" office:value="740">
            <text:p>740</text:p>
          </table:table-cell>
          <table:table-cell table:formula="of:=[.AK7]+20" office:value-type="float" office:value="760">
            <text:p>760</text:p>
          </table:table-cell>
          <table:table-cell table:formula="of:=[.AL7]+20" office:value-type="float" office:value="780">
            <text:p>780</text:p>
          </table:table-cell>
          <table:table-cell table:formula="of:=[.AM7]+20" office:value-type="float" office:value="800">
            <text:p>800</text:p>
          </table:table-cell>
          <table:table-cell table:formula="of:=[.AN7]+20" office:value-type="float" office:value="820">
            <text:p>820</text:p>
          </table:table-cell>
          <table:table-cell table:formula="of:=[.AO7]+20" office:value-type="float" office:value="840">
            <text:p>840</text:p>
          </table:table-cell>
          <table:table-cell table:formula="of:=[.AP7]+20" office:value-type="float" office:value="860">
            <text:p>860</text:p>
          </table:table-cell>
          <table:table-cell table:formula="of:=[.AQ7]+20" office:value-type="float" office:value="880">
            <text:p>880</text:p>
          </table:table-cell>
          <table:table-cell table:formula="of:=[.AR7]+20" office:value-type="float" office:value="900">
            <text:p>900</text:p>
          </table:table-cell>
          <table:table-cell table:formula="of:=[.AS7]+20" office:value-type="float" office:value="920">
            <text:p>920</text:p>
          </table:table-cell>
          <table:table-cell table:formula="of:=[.AT7]+20" office:value-type="float" office:value="940">
            <text:p>940</text:p>
          </table:table-cell>
          <table:table-cell table:formula="of:=[.AU7]+20" office:value-type="float" office:value="960">
            <text:p>960</text:p>
          </table:table-cell>
          <table:table-cell table:formula="of:=[.AV7]+20" office:value-type="float" office:value="980">
            <text:p>980</text:p>
          </table:table-cell>
        </table:table-row>
        <table:table-row table:style-name="ro1">
          <table:table-cell table:formula="of:=SUM([.A1:.A5])/5" office:value-type="float" office:value="0.8307956">
            <text:p>0.8307956</text:p>
          </table:table-cell>
          <table:table-cell table:formula="of:=SUM([.B1:.B5])/5" office:value-type="float" office:value="0.9444776">
            <text:p>0.9444776</text:p>
          </table:table-cell>
          <table:table-cell table:formula="of:=SUM([.C1:.C5])/5" office:value-type="float" office:value="1.0446108">
            <text:p>1.0446108</text:p>
          </table:table-cell>
          <table:table-cell table:formula="of:=SUM([.D1:.D5])/5" office:value-type="float" office:value="1.1554486">
            <text:p>1.1554486</text:p>
          </table:table-cell>
          <table:table-cell table:formula="of:=SUM([.E1:.E5])/5" office:value-type="float" office:value="0.8856666">
            <text:p>0.8856666</text:p>
          </table:table-cell>
          <table:table-cell table:formula="of:=SUM([.F1:.F5])/5" office:value-type="float" office:value="1.0364142">
            <text:p>1.0364142</text:p>
          </table:table-cell>
          <table:table-cell table:formula="of:=SUM([.G1:.G5])/5" office:value-type="float" office:value="1.2130672">
            <text:p>1.2130672</text:p>
          </table:table-cell>
          <table:table-cell table:formula="of:=SUM([.H1:.H5])/5" office:value-type="float" office:value="1.4110776">
            <text:p>1.4110776</text:p>
          </table:table-cell>
          <table:table-cell table:formula="of:=SUM([.I1:.I5])/5" office:value-type="float" office:value="1.2260818">
            <text:p>1.2260818</text:p>
          </table:table-cell>
          <table:table-cell table:formula="of:=SUM([.J1:.J5])/5" office:value-type="float" office:value="1.0613966">
            <text:p>1.0613966</text:p>
          </table:table-cell>
          <table:table-cell table:formula="of:=SUM([.K1:.K5])/5" office:value-type="float" office:value="0.915247">
            <text:p>0.915247</text:p>
          </table:table-cell>
          <table:table-cell table:formula="of:=SUM([.L1:.L5])/5" office:value-type="float" office:value="1.191079">
            <text:p>1.191079</text:p>
          </table:table-cell>
          <table:table-cell table:formula="of:=SUM([.M1:.M5])/5" office:value-type="float" office:value="2.0684">
            <text:p>2.0684</text:p>
          </table:table-cell>
          <table:table-cell table:formula="of:=SUM([.N1:.N5])/5" office:value-type="float" office:value="2.01986">
            <text:p>2.01986</text:p>
          </table:table-cell>
          <table:table-cell table:formula="of:=SUM([.O1:.O5])/5" office:value-type="float" office:value="2.547854">
            <text:p>2.547854</text:p>
          </table:table-cell>
          <table:table-cell table:formula="of:=SUM([.P1:.P5])/5" office:value-type="float" office:value="2.449844">
            <text:p>2.449844</text:p>
          </table:table-cell>
          <table:table-cell table:formula="of:=SUM([.Q1:.Q5])/5" office:value-type="float" office:value="2.527008">
            <text:p>2.527008</text:p>
          </table:table-cell>
          <table:table-cell table:formula="of:=SUM([.R1:.R5])/5" office:value-type="float" office:value="2.782764">
            <text:p>2.782764</text:p>
          </table:table-cell>
          <table:table-cell table:formula="of:=SUM([.S1:.S5])/5" office:value-type="float" office:value="2.817816">
            <text:p>2.817816</text:p>
          </table:table-cell>
          <table:table-cell table:formula="of:=SUM([.T1:.T5])/5" office:value-type="float" office:value="2.627566">
            <text:p>2.627566</text:p>
          </table:table-cell>
          <table:table-cell table:formula="of:=SUM([.U1:.U5])/5" office:value-type="float" office:value="3.01046">
            <text:p>3.01046</text:p>
          </table:table-cell>
          <table:table-cell table:formula="of:=SUM([.V1:.V5])/5" office:value-type="float" office:value="3.153258">
            <text:p>3.153258</text:p>
          </table:table-cell>
          <table:table-cell table:formula="of:=SUM([.W1:.W5])/5" office:value-type="float" office:value="3.061798">
            <text:p>3.061798</text:p>
          </table:table-cell>
          <table:table-cell table:formula="of:=SUM([.X1:.X5])/5" office:value-type="float" office:value="3.151844">
            <text:p>3.151844</text:p>
          </table:table-cell>
          <table:table-cell table:formula="of:=SUM([.Y1:.Y5])/5" office:value-type="float" office:value="3.412644">
            <text:p>3.412644</text:p>
          </table:table-cell>
          <table:table-cell table:formula="of:=SUM([.Z1:.Z5])/5" office:value-type="float" office:value="3.440954">
            <text:p>3.440954</text:p>
          </table:table-cell>
          <table:table-cell table:formula="of:=SUM([.AA1:.AA5])/5" office:value-type="float" office:value="3.236032">
            <text:p>3.236032</text:p>
          </table:table-cell>
          <table:table-cell table:formula="of:=SUM([.AB1:.AB5])/5" office:value-type="float" office:value="3.2097">
            <text:p>3.2097</text:p>
          </table:table-cell>
          <table:table-cell table:formula="of:=SUM([.AC1:.AC5])/5" office:value-type="float" office:value="3.7668">
            <text:p>3.7668</text:p>
          </table:table-cell>
          <table:table-cell table:formula="of:=SUM([.AD1:.AD5])/5" office:value-type="float" office:value="3.3316">
            <text:p>3.3316</text:p>
          </table:table-cell>
          <table:table-cell table:formula="of:=SUM([.AE1:.AE5])/5" office:value-type="float" office:value="3.483464">
            <text:p>3.483464</text:p>
          </table:table-cell>
          <table:table-cell table:formula="of:=SUM([.AF1:.AF5])/5" office:value-type="float" office:value="4.193998">
            <text:p>4.193998</text:p>
          </table:table-cell>
          <table:table-cell table:formula="of:=SUM([.AG1:.AG5])/5" office:value-type="float" office:value="3.880054">
            <text:p>3.880054</text:p>
          </table:table-cell>
          <table:table-cell table:formula="of:=SUM([.AH1:.AH5])/5" office:value-type="float" office:value="3.736954">
            <text:p>3.736954</text:p>
          </table:table-cell>
          <table:table-cell table:formula="of:=SUM([.AI1:.AI5])/5" office:value-type="float" office:value="3.75257">
            <text:p>3.75257</text:p>
          </table:table-cell>
          <table:table-cell table:formula="of:=SUM([.AJ1:.AJ5])/5" office:value-type="float" office:value="4.32162">
            <text:p>4.32162</text:p>
          </table:table-cell>
          <table:table-cell table:formula="of:=SUM([.AK1:.AK5])/5" office:value-type="float" office:value="3.857722">
            <text:p>3.857722</text:p>
          </table:table-cell>
          <table:table-cell table:formula="of:=SUM([.AL1:.AL5])/5" office:value-type="float" office:value="4.368384">
            <text:p>4.368384</text:p>
          </table:table-cell>
          <table:table-cell table:formula="of:=SUM([.AM1:.AM5])/5" office:value-type="float" office:value="4.646184">
            <text:p>4.646184</text:p>
          </table:table-cell>
          <table:table-cell table:formula="of:=SUM([.AN1:.AN5])/5" office:value-type="float" office:value="4.270062">
            <text:p>4.270062</text:p>
          </table:table-cell>
          <table:table-cell table:formula="of:=SUM([.AO1:.AO5])/5" office:value-type="float" office:value="4.469278">
            <text:p>4.469278</text:p>
          </table:table-cell>
          <table:table-cell table:formula="of:=SUM([.AP1:.AP5])/5" office:value-type="float" office:value="4.470028">
            <text:p>4.470028</text:p>
          </table:table-cell>
          <table:table-cell table:formula="of:=SUM([.AQ1:.AQ5])/5" office:value-type="float" office:value="5.04532">
            <text:p>5.04532</text:p>
          </table:table-cell>
          <table:table-cell table:formula="of:=SUM([.AR1:.AR5])/5" office:value-type="float" office:value="4.567144">
            <text:p>4.567144</text:p>
          </table:table-cell>
          <table:table-cell table:formula="of:=SUM([.AS1:.AS5])/5" office:value-type="float" office:value="4.664428">
            <text:p>4.664428</text:p>
          </table:table-cell>
          <table:table-cell table:formula="of:=SUM([.AT1:.AT5])/5" office:value-type="float" office:value="5.344864">
            <text:p>5.344864</text:p>
          </table:table-cell>
          <table:table-cell table:formula="of:=SUM([.AU1:.AU5])/5" office:value-type="float" office:value="5.39249">
            <text:p>5.39249</text:p>
          </table:table-cell>
          <table:table-cell table:formula="of:=SUM([.AV1:.AV5])/5" office:value-type="float" office:value="5.20257">
            <text:p>5.20257</text:p>
          </table:table-cell>
          <table:table-cell table:formula="of:=SUM([.AW1:.AW5])/5" office:value-type="float" office:value="4.776014">
            <text:p>4.776014</text:p>
          </table:table-cell>
        </table:table-row>
        <table:table-row table:style-name="ro1">
          <table:table-cell>
            <draw:frame table:end-cell-address="Sheet1.J31" table:end-x="0.087in" table:end-y="0.0516in" draw:z-index="0" draw:style-name="gr1" draw:text-style-name="P1" svg:width="6.2988in" svg:height="3.5429in" svg:x="0.0394in" svg:y="0.0398in">
              <draw:object draw:notify-on-update-of-ranges="Sheet1.A7:Sheet1.AW7 Sheet1.A8:Sheet1.AW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4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0">09/10/2013</text:date>, <text:time>21:56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9-10T21:56:26</dc:date>
    <dc:creator>Fernando Pereira</dc:creator>
    <meta:document-statistic meta:table-count="1" meta:cell-count="343" meta:object-count="1"/>
    <meta:generator>OpenOffice/4.0.0$Unix OpenOffice.org_project/400m3$Build-97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53cm" svg:y="4.21cm" style:legend-expansion="high" chart:style-name="ch2"/>
        <chart:plot-area chart:style-name="ch3" table:cell-range-address="Sheet1.A7:Sheet1.AW8" chart:data-source-has-labels="row" svg:x="0.77cm" svg:y="0.855cm" svg:width="12.243cm" svg:height="7.545cm">
          <chartooo:coordinate-region svg:x="1.222cm" svg:y="1.045cm" svg:width="11.388cm" svg:height="6.726cm"/>
          <chart:axis chart:dimension="x" chart:name="primary-x" chart:style-name="ch4" chartooo:axis-type="auto">
            <chart:categories table:cell-range-address="Sheet1.A7:Sheet1.AW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A8:Sheet1.AW8" chart:class="chart:scatter">
            <chart:domain table:cell-range-address="Sheet1.A7:Sheet1.AW7"/>
            <chart:data-point chart:repeated="4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9"/>
          </table:table-columns>
          <table:table-header-rows>
            <table:table-row>
              <table:table-cell>
                <text:p/>
              </table:table-cell>
              <table:table-cell office:value-type="float" office:value="20">
                <text:p>20</text:p>
                <draw:g>
                  <svg:desc>Sheet1.A7:Sheet1.AW7</svg:desc>
                </draw:g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20">
                <text:p>120</text:p>
              </table:table-cell>
              <table:table-cell office:value-type="float" office:value="140">
                <text:p>140</text:p>
              </table:table-cell>
              <table:table-cell office:value-type="float" office:value="160">
                <text:p>160</text:p>
              </table:table-cell>
              <table:table-cell office:value-type="float" office:value="180">
                <text:p>180</text:p>
              </table:table-cell>
              <table:table-cell office:value-type="float" office:value="200">
                <text:p>200</text:p>
              </table:table-cell>
              <table:table-cell office:value-type="float" office:value="220">
                <text:p>220</text:p>
              </table:table-cell>
              <table:table-cell office:value-type="float" office:value="240">
                <text:p>240</text:p>
              </table:table-cell>
              <table:table-cell office:value-type="float" office:value="260">
                <text:p>260</text:p>
              </table:table-cell>
              <table:table-cell office:value-type="float" office:value="280">
                <text:p>280</text:p>
              </table:table-cell>
              <table:table-cell office:value-type="float" office:value="300">
                <text:p>300</text:p>
              </table:table-cell>
              <table:table-cell office:value-type="float" office:value="320">
                <text:p>320</text:p>
              </table:table-cell>
              <table:table-cell office:value-type="float" office:value="340">
                <text:p>340</text:p>
              </table:table-cell>
              <table:table-cell office:value-type="float" office:value="360">
                <text:p>360</text:p>
              </table:table-cell>
              <table:table-cell office:value-type="float" office:value="380">
                <text:p>380</text:p>
              </table:table-cell>
              <table:table-cell office:value-type="float" office:value="400">
                <text:p>400</text:p>
              </table:table-cell>
              <table:table-cell office:value-type="float" office:value="420">
                <text:p>420</text:p>
              </table:table-cell>
              <table:table-cell office:value-type="float" office:value="440">
                <text:p>440</text:p>
              </table:table-cell>
              <table:table-cell office:value-type="float" office:value="460">
                <text:p>460</text:p>
              </table:table-cell>
              <table:table-cell office:value-type="float" office:value="480">
                <text:p>480</text:p>
              </table:table-cell>
              <table:table-cell office:value-type="float" office:value="500">
                <text:p>500</text:p>
              </table:table-cell>
              <table:table-cell office:value-type="float" office:value="520">
                <text:p>520</text:p>
              </table:table-cell>
              <table:table-cell office:value-type="float" office:value="540">
                <text:p>540</text:p>
              </table:table-cell>
              <table:table-cell office:value-type="float" office:value="560">
                <text:p>560</text:p>
              </table:table-cell>
              <table:table-cell office:value-type="float" office:value="580">
                <text:p>580</text:p>
              </table:table-cell>
              <table:table-cell office:value-type="float" office:value="600">
                <text:p>600</text:p>
              </table:table-cell>
              <table:table-cell office:value-type="float" office:value="620">
                <text:p>620</text:p>
              </table:table-cell>
              <table:table-cell office:value-type="float" office:value="640">
                <text:p>640</text:p>
              </table:table-cell>
              <table:table-cell office:value-type="float" office:value="660">
                <text:p>660</text:p>
              </table:table-cell>
              <table:table-cell office:value-type="float" office:value="680">
                <text:p>680</text:p>
              </table:table-cell>
              <table:table-cell office:value-type="float" office:value="700">
                <text:p>700</text:p>
              </table:table-cell>
              <table:table-cell office:value-type="float" office:value="720">
                <text:p>720</text:p>
              </table:table-cell>
              <table:table-cell office:value-type="float" office:value="740">
                <text:p>740</text:p>
              </table:table-cell>
              <table:table-cell office:value-type="float" office:value="760">
                <text:p>760</text:p>
              </table:table-cell>
              <table:table-cell office:value-type="float" office:value="780">
                <text:p>780</text:p>
              </table:table-cell>
              <table:table-cell office:value-type="float" office:value="800">
                <text:p>800</text:p>
              </table:table-cell>
              <table:table-cell office:value-type="float" office:value="820">
                <text:p>820</text:p>
              </table:table-cell>
              <table:table-cell office:value-type="float" office:value="840">
                <text:p>840</text:p>
              </table:table-cell>
              <table:table-cell office:value-type="float" office:value="860">
                <text:p>860</text:p>
              </table:table-cell>
              <table:table-cell office:value-type="float" office:value="880">
                <text:p>880</text:p>
              </table:table-cell>
              <table:table-cell office:value-type="float" office:value="900">
                <text:p>900</text:p>
              </table:table-cell>
              <table:table-cell office:value-type="float" office:value="920">
                <text:p>920</text:p>
              </table:table-cell>
              <table:table-cell office:value-type="float" office:value="940">
                <text:p>940</text:p>
              </table:table-cell>
              <table:table-cell office:value-type="float" office:value="960">
                <text:p>960</text:p>
              </table:table-cell>
              <table:table-cell office:value-type="float" office:value="980">
                <text:p>980</text:p>
              </table:table-cell>
            </table:table-row>
          </table:table-header-rows>
          <table:table-rows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0.8307956">
                <text:p>0.8307956</text:p>
                <draw:g>
                  <svg:desc>Sheet1.A8:Sheet1.AW8</svg:desc>
                </draw:g>
              </table:table-cell>
              <table:table-cell office:value-type="float" office:value="0.9444776">
                <text:p>0.9444776</text:p>
              </table:table-cell>
              <table:table-cell office:value-type="float" office:value="1.0446108">
                <text:p>1.0446108</text:p>
              </table:table-cell>
              <table:table-cell office:value-type="float" office:value="1.1554486">
                <text:p>1.1554486</text:p>
              </table:table-cell>
              <table:table-cell office:value-type="float" office:value="0.8856666">
                <text:p>0.8856666</text:p>
              </table:table-cell>
              <table:table-cell office:value-type="float" office:value="1.0364142">
                <text:p>1.0364142</text:p>
              </table:table-cell>
              <table:table-cell office:value-type="float" office:value="1.2130672">
                <text:p>1.2130672</text:p>
              </table:table-cell>
              <table:table-cell office:value-type="float" office:value="1.4110776">
                <text:p>1.4110776</text:p>
              </table:table-cell>
              <table:table-cell office:value-type="float" office:value="1.2260818">
                <text:p>1.2260818</text:p>
              </table:table-cell>
              <table:table-cell office:value-type="float" office:value="1.0613966">
                <text:p>1.0613966</text:p>
              </table:table-cell>
              <table:table-cell office:value-type="float" office:value="0.915247">
                <text:p>0.915247</text:p>
              </table:table-cell>
              <table:table-cell office:value-type="float" office:value="1.191079">
                <text:p>1.191079</text:p>
              </table:table-cell>
              <table:table-cell office:value-type="float" office:value="2.0684">
                <text:p>2.0684</text:p>
              </table:table-cell>
              <table:table-cell office:value-type="float" office:value="2.01986">
                <text:p>2.01986</text:p>
              </table:table-cell>
              <table:table-cell office:value-type="float" office:value="2.547854">
                <text:p>2.547854</text:p>
              </table:table-cell>
              <table:table-cell office:value-type="float" office:value="2.449844">
                <text:p>2.449844</text:p>
              </table:table-cell>
              <table:table-cell office:value-type="float" office:value="2.527008">
                <text:p>2.527008</text:p>
              </table:table-cell>
              <table:table-cell office:value-type="float" office:value="2.782764">
                <text:p>2.782764</text:p>
              </table:table-cell>
              <table:table-cell office:value-type="float" office:value="2.817816">
                <text:p>2.817816</text:p>
              </table:table-cell>
              <table:table-cell office:value-type="float" office:value="2.627566">
                <text:p>2.627566</text:p>
              </table:table-cell>
              <table:table-cell office:value-type="float" office:value="3.01046">
                <text:p>3.01046</text:p>
              </table:table-cell>
              <table:table-cell office:value-type="float" office:value="3.153258">
                <text:p>3.153258</text:p>
              </table:table-cell>
              <table:table-cell office:value-type="float" office:value="3.061798">
                <text:p>3.061798</text:p>
              </table:table-cell>
              <table:table-cell office:value-type="float" office:value="3.151844">
                <text:p>3.151844</text:p>
              </table:table-cell>
              <table:table-cell office:value-type="float" office:value="3.412644">
                <text:p>3.412644</text:p>
              </table:table-cell>
              <table:table-cell office:value-type="float" office:value="3.440954">
                <text:p>3.440954</text:p>
              </table:table-cell>
              <table:table-cell office:value-type="float" office:value="3.236032">
                <text:p>3.236032</text:p>
              </table:table-cell>
              <table:table-cell office:value-type="float" office:value="3.2097">
                <text:p>3.2097</text:p>
              </table:table-cell>
              <table:table-cell office:value-type="float" office:value="3.7668">
                <text:p>3.7668</text:p>
              </table:table-cell>
              <table:table-cell office:value-type="float" office:value="3.3316">
                <text:p>3.3316</text:p>
              </table:table-cell>
              <table:table-cell office:value-type="float" office:value="3.483464">
                <text:p>3.483464</text:p>
              </table:table-cell>
              <table:table-cell office:value-type="float" office:value="4.193998">
                <text:p>4.193998</text:p>
              </table:table-cell>
              <table:table-cell office:value-type="float" office:value="3.880054">
                <text:p>3.880054</text:p>
              </table:table-cell>
              <table:table-cell office:value-type="float" office:value="3.736954">
                <text:p>3.736954</text:p>
              </table:table-cell>
              <table:table-cell office:value-type="float" office:value="3.75257">
                <text:p>3.75257</text:p>
              </table:table-cell>
              <table:table-cell office:value-type="float" office:value="4.32162">
                <text:p>4.32162</text:p>
              </table:table-cell>
              <table:table-cell office:value-type="float" office:value="3.857722">
                <text:p>3.857722</text:p>
              </table:table-cell>
              <table:table-cell office:value-type="float" office:value="4.368384">
                <text:p>4.368384</text:p>
              </table:table-cell>
              <table:table-cell office:value-type="float" office:value="4.646184">
                <text:p>4.646184</text:p>
              </table:table-cell>
              <table:table-cell office:value-type="float" office:value="4.270062">
                <text:p>4.270062</text:p>
              </table:table-cell>
              <table:table-cell office:value-type="float" office:value="4.469278">
                <text:p>4.469278</text:p>
              </table:table-cell>
              <table:table-cell office:value-type="float" office:value="4.470028">
                <text:p>4.470028</text:p>
              </table:table-cell>
              <table:table-cell office:value-type="float" office:value="5.04532">
                <text:p>5.04532</text:p>
              </table:table-cell>
              <table:table-cell office:value-type="float" office:value="4.567144">
                <text:p>4.567144</text:p>
              </table:table-cell>
              <table:table-cell office:value-type="float" office:value="4.664428">
                <text:p>4.664428</text:p>
              </table:table-cell>
              <table:table-cell office:value-type="float" office:value="5.344864">
                <text:p>5.344864</text:p>
              </table:table-cell>
              <table:table-cell office:value-type="float" office:value="5.39249">
                <text:p>5.39249</text:p>
              </table:table-cell>
              <table:table-cell office:value-type="float" office:value="5.20257">
                <text:p>5.20257</text:p>
              </table:table-cell>
              <table:table-cell office:value-type="float" office:value="4.776014">
                <text:p>4.7760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Unix OpenOffice.org_project/400m3$Build-97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